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8cm" svg:height="17cm" svg:x="1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5T14:31:13</meta:creation-date>
    <dc:date>2010-02-05T14:32:06</dc:date>
    <meta:editing-duration>PT00H00M55S</meta:editing-duration>
    <meta:editing-cycles>1</meta:editing-cycles>
    <meta:document-statistic meta:object-count="1"/>
    <meta:generator>OpenOffice.org/3.0$Linux OpenOffice.org_project/300m15$Build-937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7.001cm" chart:class="chart:bar" chart:style-name="ch1">
        <chart:legend chart:legend-position="end" svg:x="15.774cm" svg:y="7.843cm" chart:style-name="ch2"/>
        <chart:plot-area chart:style-name="ch3" chart:data-source-has-labels="both" svg:x="0.36cm" svg:y="0.34cm" svg:width="15.055cm" svg:height="15.981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